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777d" officeooo:paragraph-rsid="0016777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officeooo:rsid="0016777d" officeooo:paragraph-rsid="0016777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officeooo:rsid="0016777d" officeooo:paragraph-rsid="0016777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16777d" officeooo:paragraph-rsid="0016777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officeooo:rsid="0016777d" officeooo:paragraph-rsid="0016777d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style:text-underline-style="none" fo:font-weight="normal" officeooo:rsid="0016777d" officeooo:paragraph-rsid="0016777d" style:font-weight-asian="normal" style:font-weight-complex="normal"/>
    </style:style>
    <style:style style:name="P7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16777d" officeooo:paragraph-rsid="0016777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Arial" fo:font-style="italic" officeooo:rsid="0016777d" officeooo:paragraph-rsid="0016777d" style:font-style-asian="italic" style:font-style-complex="italic"/>
    </style:style>
    <style:style style:name="P9" style:family="paragraph" style:parent-style-name="Standard" style:list-style-name="L1">
      <style:text-properties style:font-name="Arial" officeooo:paragraph-rsid="0016777d"/>
    </style:style>
    <style:style style:name="P10" style:family="paragraph" style:parent-style-name="Standard" style:list-style-name="L1">
      <style:text-properties style:font-name="Arial" fo:font-size="9pt" officeooo:rsid="0016777d" officeooo:paragraph-rsid="0016777d" style:font-size-asian="7.84999990463257pt" style:font-size-complex="9pt"/>
    </style:style>
    <style:style style:name="P11" style:family="paragraph" style:parent-style-name="Standard" style:list-style-name="L2">
      <style:text-properties style:font-name="Arial" fo:font-size="9pt" officeooo:rsid="0016777d" officeooo:paragraph-rsid="0016777d" style:font-size-asian="7.84999990463257pt" style:font-size-complex="9pt"/>
    </style:style>
    <style:style style:name="P12" style:family="paragraph" style:parent-style-name="Standard" style:list-style-name="L3">
      <style:text-properties style:font-name="Arial" fo:font-size="9pt" officeooo:rsid="0016777d" officeooo:paragraph-rsid="0016777d" style:font-size-asian="7.84999990463257pt" style:font-size-complex="9pt"/>
    </style:style>
    <style:style style:name="P13" style:family="paragraph" style:parent-style-name="Standard" style:list-style-name="L1">
      <style:text-properties style:font-name="Arial" officeooo:rsid="0016777d" officeooo:paragraph-rsid="0016777d"/>
    </style:style>
    <style:style style:name="P14" style:family="paragraph" style:parent-style-name="Standard" style:list-style-name="L2">
      <style:text-properties style:font-name="Arial" officeooo:rsid="0016777d" officeooo:paragraph-rsid="0016777d"/>
    </style:style>
    <style:style style:name="P15" style:family="paragraph" style:parent-style-name="Standard" style:list-style-name="L3">
      <style:text-properties style:font-name="Arial" officeooo:rsid="0016777d" officeooo:paragraph-rsid="0016777d"/>
    </style:style>
    <style:style style:name="P16" style:family="paragraph" style:parent-style-name="Standard" style:list-style-name="L4">
      <style:text-properties style:font-name="Arial" officeooo:rsid="0016777d" officeooo:paragraph-rsid="0016777d"/>
    </style:style>
    <style:style style:name="P17" style:family="paragraph" style:parent-style-name="Standard" style:list-style-name="L5">
      <style:text-properties style:font-name="Arial" fo:font-style="italic" officeooo:rsid="0016777d" officeooo:paragraph-rsid="0016777d" style:font-style-asian="italic" style:font-style-complex="italic"/>
    </style:style>
    <style:style style:name="P18" style:family="paragraph" style:parent-style-name="Standard" style:list-style-name="L1">
      <style:text-properties fo:font-size="9pt" officeooo:rsid="0016777d" officeooo:paragraph-rsid="0016777d" style:font-size-asian="7.84999990463257pt" style:font-size-complex="9pt"/>
    </style:style>
    <style:style style:name="P19" style:family="paragraph" style:parent-style-name="Standard" style:list-style-name="L3">
      <style:text-properties fo:font-size="9pt" officeooo:rsid="0016777d" officeooo:paragraph-rsid="0016777d" style:font-size-asian="7.84999990463257pt" style:font-size-complex="9pt"/>
    </style:style>
    <style:style style:name="P20" style:family="paragraph" style:parent-style-name="Standard" style:list-style-name="L2">
      <style:text-properties officeooo:paragraph-rsid="0016777d"/>
    </style:style>
    <style:style style:name="T1" style:family="text">
      <style:text-properties style:font-name="Arial"/>
    </style:style>
    <style:style style:name="T2" style:family="text">
      <style:text-properties style:font-name="Arial" officeooo:rsid="0016777d"/>
    </style:style>
    <style:style style:name="T3" style:family="text">
      <style:text-properties style:font-name="Arial" fo:font-size="9pt" officeooo:rsid="0016777d" style:font-size-asian="7.84999990463257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A</text:p>
      <text:p text:style-name="P5">Turma 2</text:p>
      <text:p text:style-name="P1"/>
      <text:p text:style-name="P1"/>
      <text:p text:style-name="P2">Roteiro de aula 1</text:p>
      <text:p text:style-name="P1"/>
      <text:p text:style-name="P1"/>
      <text:p text:style-name="P7">Introdução</text:p>
      <text:list xml:id="list2303615960" text:style-name="L1">
        <text:list-item>
          <text:p text:style-name="P9">O que é Arduino;</text:p>
          <text:list>
            <text:list-header>
              <text:p text:style-name="P10">Breve introdução, como surgiu.</text:p>
            </text:list-header>
          </text:list>
        </text:list-item>
        <text:list-item>
          <text:p text:style-name="P13">Como funciona;</text:p>
          <text:list>
            <text:list-header>
              <text:p text:style-name="P18"><text:span text:style-name="T2">P</text:span><text:span text:style-name="T1">rogramação, eletrônica</text:span></text:p>
            </text:list-header>
          </text:list>
        </text:list-item>
        <text:list-item>
          <text:p text:style-name="P13">Para que serve/como pode ser utilizado;</text:p>
          <text:list>
            <text:list-header>
              <text:p text:style-name="P18"><text:span text:style-name="T2">P</text:span><text:span text:style-name="T1">rojetos utilizando Arduino (carrinhos, robôs, automação residencial)</text:span></text:p>
            </text:list-header>
          </text:list>
        </text:list-item>
        <text:list-item>
          <text:p text:style-name="P13">Apresentar alguns componentes;</text:p>
          <text:list>
            <text:list-header>
              <text:p text:style-name="P18"><text:span text:style-name="T2">j</text:span><text:span text:style-name="T1">umpers, leds, resistores</text:span></text:p>
            </text:list-header>
          </text:list>
        </text:list-item>
      </text:list>
      <text:p text:style-name="P1"/>
      <text:p text:style-name="P1"/>
      <text:p text:style-name="P3">Eletrônica</text:p>
      <text:list xml:id="list2940701377" text:style-name="L2">
        <text:list-item>
          <text:p text:style-name="P20"><text:span text:style-name="T2">Como funciona um circuito</text:span><text:span text:style-name="T3">;</text:span></text:p>
        </text:list-item>
        <text:list-item>
          <text:p text:style-name="P14">Como montar/entender um circuito;</text:p>
          <text:list>
            <text:list-header>
              <text:p text:style-name="P11">Saída, entrada, resistência de componentes</text:p>
            </text:list-header>
          </text:list>
        </text:list-item>
        <text:list-item>
          <text:p text:style-name="P14">Como funciona e como utilizar a protoboard;</text:p>
        </text:list-item>
      </text:list>
      <text:p text:style-name="P1"/>
      <text:p text:style-name="P1"/>
      <text:p text:style-name="P3">Programação</text:p>
      <text:list xml:id="list2427253098" text:style-name="L3">
        <text:list-item>
          <text:p text:style-name="P15">O que é programação;</text:p>
          <text:list>
            <text:list-header>
              <text:p text:style-name="P12">Como é possível controlar o Arduino utilizando programação</text:p>
            </text:list-header>
          </text:list>
        </text:list-item>
        <text:list-item>
          <text:p text:style-name="P15">Como funciona a programação do Arduino</text:p>
          <text:list>
            <text:list-header>
              <text:p text:style-name="P19"><text:span text:style-name="T2">I</text:span><text:span text:style-name="T1">DE do Arduino, funções setup e loop</text:span></text:p>
            </text:list-header>
          </text:list>
        </text:list-item>
      </text:list>
      <text:p text:style-name="P1"/>
      <text:p text:style-name="P1"/>
      <text:p text:style-name="P1"/>
      <text:p text:style-name="P3">Exercício proposto</text:p>
      <text:p text:style-name="P6">1. Fazer um LED acender, piscar, imitar ritmo de batimentos cardíacos.</text:p>
      <text:p text:style-name="P6">2. Fazer um semáforo.<text:line-break/></text:p>
      <text:list xml:id="list623294180" text:style-name="L4">
        <text:list-item>
          <text:p text:style-name="P16">Montando o primeiro circuito:</text:p>
        </text:list-item>
      </text:list>
      <text:p text:style-name="P8"><text:tab/>Eletrônica:</text:p>
      <text:p text:style-name="P1"><text:tab/><text:tab/>pinos do LED;</text:p>
      <text:p text:style-name="P1"><text:tab/><text:tab/>resistência/resistores;</text:p>
      <text:p text:style-name="P1"><text:tab/><text:tab/>montar o circuito (disposição de componentes na protoboard);</text:p>
      <text:list xml:id="list863375685" text:style-name="L5">
        <text:list-header>
          <text:p text:style-name="P17">Programação:</text:p>
        </text:list-header>
      </text:list>
      <text:p text:style-name="P1"><text:tab/><text:tab/>pinMode;</text:p>
      <text:p text:style-name="P1"><text:tab/><text:tab/>digitalWrite;</text:p>
      <text:p text:style-name="P1"><text:tab/><text:tab/>dela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39:54.257288107</meta:creation-date>
    <dc:date>2018-09-20T00:54:56.221169389</dc:date>
    <meta:editing-duration>PT3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42" meta:character-count="916" meta:non-whitespace-character-count="812"/>
  </office:meta>
</office:document-meta>
</file>